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5000b"/>
    </style:style>
    <style:style style:name="ce3" style:family="table-cell" style:parent-style-name="Default">
      <style:text-properties fo:color="#009900"/>
    </style:style>
    <style:style style:name="ce4" style:family="table-cell" style:parent-style-name="Default">
      <style:table-cell-properties fo:background-color="#ffff00"/>
      <style:text-properties fo:color="#c5000b"/>
    </style:style>
    <style:style style:name="ce5" style:family="table-cell" style:parent-style-name="Default">
      <style:text-properties style:use-window-font-color="true" style:font-name="Liberation Sans" style:font-name-asian="Droid Sans Fallback" style:font-name-complex="FreeSans"/>
    </style:style>
    <style:style style:name="ce6" style:family="table-cell" style:parent-style-name="Default">
      <style:text-properties fo:color="#800000"/>
    </style:style>
    <style:style style:name="ce7" style:family="table-cell" style:parent-style-name="Default">
      <style:table-cell-properties fo:background-color="transparent"/>
      <style:text-properties fo:color="#009900"/>
    </style:style>
    <style:style style:name="ce8" style:family="table-cell" style:parent-style-name="Default">
      <style:text-properties fo:color="#ff6600"/>
    </style:style>
    <style:style style:name="ce9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ext-properties style:text-line-through-style="solid" style:text-line-through-type="single"/>
    </style:style>
    <style:style style:name="ce13" style:family="table-cell" style:parent-style-name="Default">
      <style:text-properties fo:color="#009900" style:text-line-through-style="solid" style:text-line-through-type="single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Checko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Pallavi – how come 5 instructions are coming in simle benchmark even though objdump is giving two</text:p>
          </table:table-cell>
          <table:table-cell table:number-columns-repeated="9"/>
          <table:table-cell table:style-name="ce1"/>
          <table:table-cell table:number-columns-repeated="5"/>
        </table:table-row>
        <table:table-row table:style-name="ro1">
          <table:table-cell table:number-columns-repeated="13"/>
          <table:table-cell table:style-name="ce8" office:value-type="string" calcext:value-type="string">
            <text:p>Load is not executed in case there is any store with the same address already in the queu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Confirm drain even ke upar neeche kya hai</text:p>
          </table:table-cell>
          <table:table-cell table:number-columns-repeated="10"/>
          <table:table-cell table:style-name="ce8" office:value-type="string" calcext:value-type="string">
            <text:p>Store is not executed in case there is any load with the same address already in the queue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8" office:value-type="string" calcext:value-type="string">
            <text:p>Store is not executed in case there is any store already in the queu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/>
          <table:table-cell table:number-columns-repeated="15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Review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eck all TODOs</text:p>
          </table:table-cell>
          <table:table-cell/>
          <table:table-cell table:style-name="ce1" office:value-type="string" calcext:value-type="string">
            <text:p>Main Kaam:</text:p>
          </table:table-cell>
          <table:table-cell table:number-columns-repeated="7"/>
          <table:table-cell table:style-name="ce1" office:value-type="string" calcext:value-type="string">
            <text:p>Specification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LSQ</text:p>
          </table:table-cell>
          <table:table-cell table:number-columns-repeated="7"/>
          <table:table-cell office:value-type="string" calcext:value-type="string">
            <text:p>Issue Bound Operand Fet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talls?</text:p>
          </table:table-cell>
          <table:table-cell table:number-columns-repeated="7"/>
          <table:table-cell office:value-type="string" calcext:value-type="string">
            <text:p>Reservation Stations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Common Data Bus (must be a ported structure)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ll instructions</text:p>
          </table:table-cell>
          <table:table-cell table:number-columns-repeated="7"/>
          <table:table-cell office:value-type="string" calcext:value-type="string">
            <text:p>Reorder Buffer, to enable control flow speculation and precise exceptions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Pipeline tests</text:p>
          </table:table-cell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6"/>
          <table:table-cell table:style-name="ce1" office:value-type="string" calcext:value-type="string">
            <text:p>Deadlines:</text:p>
          </table:table-cell>
          <table:table-cell/>
        </table:table-row>
        <table:table-row table:style-name="ro1">
          <table:table-cell table:number-columns-repeated="12"/>
          <table:table-cell table:style-name="ce1" office:value-type="string" calcext:value-type="string">
            <text:p>To Submit:</text:p>
          </table:table-cell>
          <table:table-cell table:number-columns-repeated="4"/>
          <table:table-cell table:style-name="ce12" office:value-type="string" calcext:value-type="string">
            <text:p>Deadline 1 : 23:55 hrs, 28th March, 2015 - Design Document.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ource Code</text:p>
          </table:table-cell>
          <table:table-cell table:number-columns-repeated="3"/>
          <table:table-cell table:style-name="ce12" office:value-type="string" calcext:value-type="string">
            <text:p>Deadline 2 : 23:55 hrs, 13th April, 2015 - Progress Report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Report</text:p>
          </table:table-cell>
          <table:table-cell table:number-columns-repeated="3"/>
          <table:table-cell table:style-name="ce6" office:value-type="string" calcext:value-type="string">
            <text:p>Deadline 3 : 23:55 hrs, 20th April, 2015 - Progress Report.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est Cases</text:p>
          </table:table-cell>
          <table:table-cell table:number-columns-repeated="3"/>
          <table:table-cell office:value-type="string" calcext:value-type="string">
            <text:p>Deadline 4 : 23:55 hrs, 25th April, 2015</text:p>
          </table:table-cell>
        </table:table-row>
        <table:table-row table:style-name="ro1">
          <table:table-cell table:style-name="ce1" office:value-type="string" calcext:value-type="string">
            <text:p>Ask Seep: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Ye 5 stalls kyun hain bi??? - expecially branch misprediction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2"/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Points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9" office:value-type="string" calcext:value-type="string">
            <text:p>Modify only inorder pipeline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9" office:value-type="string" calcext:value-type="string">
            <text:p>To see how to perform branch prediction, see the file DecodeUnitIn MII.java from lines 138 onwards.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9" office:value-type="string" calcext:value-type="string">
            <text:p>You may choose to handle the completion of execution of the functional units also through events.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10" office:value-type="string" calcext:value-type="string">
            <text:p>Minor modifications to src/simulator/pipeline/multi issue inorder/InorderCoreMemorySystem MII.java, as to how to process responses for load requests, should prove sufficient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Configurable parameters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1" office:value-type="string" calcext:value-type="string">
            <text:p>fetch width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“ * core.getStepSize()” ye use karna hai kya latency ke liye?</text:p>
          </table:table-cell>
          <table:table-cell table:number-columns-repeated="11"/>
          <table:table-cell office:value-type="string" calcext:value-type="string">
            <text:p>number of FUs of each typ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OB siz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eservation station buffer siz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number of ports in CDB</text:p>
          </table:table-cell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Others: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Vary the reservation station and reorder buffer sizes, and comment on the optimal size of each.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Vary the number of ports in the CDB. Comment on the optimal number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nit tests banaye hain..chalega na?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review: 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we don't need to take care of energy part (leakage energy etc)...rt? </text:p>
          </table:table-cell>
          <table:table-cell table:number-columns-repeated="11"/>
          <table:table-cell office:value-type="string" calcext:value-type="string">
            <text:p>Ensure config_sit &amp; config_lappy are same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3" office:value-type="string" calcext:value-type="string">
            <text:p>nop ke liye CDB ko request bhejni hai?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4" office:value-type="string" calcext:value-type="string">
            <text:p>can there be a scenario wherein an instruction has both integer &amp; float operands – be it two source operands or one source &amp; one destination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3" office:value-type="string" calcext:value-type="string">
            <text:p>We may need to change few files outside of multiissue inorder package --- for eg: FunctionalUnit.java in pipeline..is it fine?</text:p>
          </table:table-cell>
          <table:table-cell table:number-columns-repeated="10"/>
          <table:table-cell table:style-name="ce2" office:value-type="string" calcext:value-type="string">
            <text:p>Ask someone(maybe siva): load step 1 &amp; store mein “there are no stores earlier in the Q” kyun likha hai?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imm operands kahaan kahaan ho sakte hain?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3" office:value-type="string" calcext:value-type="string">
            <text:p>execute se WR mein daaldo .. CDB issue</text:p>
          </table:table-cell>
          <table:table-cell table:number-columns-repeated="16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2"/>
          <table:table-cell table:style-name="ce7" office:value-type="string" calcext:value-type="string">
            <text:p>we are not using any retireWidth etc...just using fetchWidth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3" office:value-type="string" calcext:value-type="string">
            <text:p>Execute mein checking FU available logic daala hai...seems fine = send to RS if FU is available?</text:p>
          </table:table-cell>
          <table:table-cell table:number-columns-repeated="10"/>
          <table:table-cell table:style-name="ce3" office:value-type="string" calcext:value-type="string">
            <text:p>Execute &amp; WriteResult mein saare RS chking</text:p>
          </table:table-cell>
          <table:table-cell table:number-columns-repeated="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3" office:value-type="string" calcext:value-type="string">
            <text:p>SYNCH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3" office:value-type="string" calcext:value-type="string">
            <text:p>Interrupt</text:p>
          </table:table-cell>
          <table:table-cell table:number-columns-repeated="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3"/>
          <table:table-cell table:number-columns-repeated="5"/>
        </table:table-row>
        <table:table-row table:style-name="ro1">
          <table:table-cell table:number-columns-repeated="12"/>
          <table:table-cell table:style-name="ce3" office:value-type="string" calcext:value-type="string">
            <text:p>RS mein extra fields daal lun?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3"/>
          <table:table-cell table:number-columns-repeated="5"/>
        </table:table-row>
        <table:table-row table:style-name="ro1">
          <table:table-cell table:number-columns-repeated="12"/>
          <table:table-cell table:style-name="ce3" office:value-type="string" calcext:value-type="string">
            <text:p>Decode stage alag se banai hai kya?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  <table:table-cell table:style-name="ce3"/>
          <table:table-cell table:number-columns-repeated="5"/>
        </table:table-row>
        <table:table-row table:style-name="ro1">
          <table:table-cell table:number-columns-repeated="12"/>
          <table:table-cell table:style-name="ce3"/>
          <table:table-cell table:number-columns-repeated="5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3" office:value-type="string" calcext:value-type="string">
            <text:p>intALU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intDIV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intMUL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loatALU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loatDIV</text:p>
          </table:table-cell>
          <table:table-cell table:number-columns-repeated="3"/>
          <table:table-cell office:value-type="string" calcext:value-type="string">
            <text:p>try with 2 inst &amp; 1 R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loatMUL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try with multiple instructions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XCHG</text:p>
          </table:table-cell>
          <table:table-cell table:number-columns-repeated="4"/>
          <table:table-cell table:style-name="ce3"/>
        </table:table-row>
        <table:table-row table:style-name="ro1">
          <table:table-cell table:number-columns-repeated="6"/>
          <table:table-cell office:value-type="string" calcext:value-type="string">
            <text:p>Check imm operands bi ho sakte hain kya?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3" office:value-type="string" calcext:value-type="string">
            <text:p>nop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3" office:value-type="string" calcext:value-type="string">
            <text:p>mov</text:p>
          </table:table-cell>
          <table:table-cell table:number-columns-repeated="3"/>
          <table:table-cell office:value-type="string" calcext:value-type="string">
            <text:p>try some scenario like 2 RS size, but 2<text:span text:style-name="T1">nd</text:span> inst is waiting for destination of 1<text:span text:style-name="T1">st</text:span> operand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3" office:value-type="string" calcext:value-type="string">
            <text:p>invalid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ranch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ump</text:p>
          </table:table-cell>
          <table:table-cell table:number-columns-repeated="3"/>
          <table:table-cell office:value-type="string" calcext:value-type="string">
            <text:p>Big benchmark chala ke dekho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oa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ore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13" office:value-type="string" calcext:value-type="string">
            <text:p>synch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3" office:value-type="string" calcext:value-type="string">
            <text:p>interrupt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ek benchmark ko actual chalao &amp; compare karo apni reading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scenario with one load &amp; then alu with source as previous load destination</text:p>
          </table:table-cell>
          <table:table-cell/>
        </table:table-row>
        <table:table-row table:style-name="ro1" table:number-rows-repeated="27">
          <table:table-cell table:number-columns-repeated="8"/>
        </table:table-row>
        <table:table-row table:style-name="ro1">
          <table:table-cell/>
          <table:table-cell office:value-type="string" calcext:value-type="string">
            <text:p>outOfOrder </text:p>
          </table:table-cell>
          <table:table-cell table:number-columns-repeated="6"/>
        </table:table-row>
      </table:table>
      <table:table table:name="Sheet4" table:style-name="ta1">
        <table:table-column table:style-name="co1" table:number-columns-repeated="4" table:default-cell-style-name="Default"/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re.stepSiz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etach m/m system – both ins &amp; dat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junit tes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00/00/0000</text:date>, <text:time style:data-style-name="N2" text:time-value="16:29:11.2203491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6:28:00.930630219</meta:creation-date>
    <meta:generator>LibreOffice/4.2.7.2$Linux_X86_64 LibreOffice_project/420m0$Build-2</meta:generator>
    <dc:date>2015-04-24T00:58:54.589735191</dc:date>
    <meta:editing-duration>P1DT20H51M15S</meta:editing-duration>
    <meta:editing-cycles>150</meta:editing-cycles>
    <meta:document-statistic meta:table-count="3" meta:cell-count="88" meta:object-count="0"/>
  </office:meta>
</office:document-meta>
</file>